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officeooo:paragraph-rsid="0017e7d6"/>
    </style:style>
    <style:style style:name="P2" style:family="paragraph" style:parent-style-name="Text_20_body">
      <style:paragraph-properties fo:text-align="center" style:justify-single-word="false"/>
      <style:text-properties style:text-position="0% 100%" style:font-name="Liberation Sans" officeooo:rsid="018a2c03" officeooo:paragraph-rsid="0017e7d6"/>
    </style:style>
    <style:style style:name="P3" style:family="paragraph" style:parent-style-name="Text_20_body">
      <style:text-properties officeooo:paragraph-rsid="0017e7d6"/>
    </style:style>
    <style:style style:name="P4" style:family="paragraph" style:parent-style-name="Heading_20_2">
      <style:paragraph-properties fo:text-align="center" style:justify-single-word="false"/>
      <style:text-properties officeooo:paragraph-rsid="0017e7d6"/>
    </style:style>
    <style:style style:name="T1" style:family="text">
      <style:text-properties style:text-position="0% 100%" style:font-name="Liberation Sans"/>
    </style:style>
    <style:style style:name="T2" style:family="text">
      <style:text-properties style:text-position="0% 100%" style:font-name="Liberation Sans" officeooo:rsid="018a2c03"/>
    </style:style>
    <style:style style:name="T3" style:family="text">
      <style:text-properties style:text-position="0% 100%" style:font-name="DoloresCyr"/>
    </style:style>
    <style:style style:name="T4" style:family="text">
      <style:text-properties style:text-position="0% 100%" style:font-name="DoloresCyr" officeooo:rsid="018a2c03"/>
    </style:style>
    <style:style style:name="T5" style:family="text">
      <style:text-properties officeooo:rsid="001789d3"/>
    </style:style>
    <style:style style:name="T6" style:family="text">
      <style:text-properties officeooo:rsid="0017b182"/>
    </style:style>
    <style:style style:name="T7" style:family="text">
      <style:text-properties officeooo:rsid="018aa5d5"/>
    </style:style>
    <style:style style:name="T8" style:family="text">
      <style:text-properties officeooo:rsid="02787393"/>
    </style:style>
    <style:style style:name="T9" style:family="text">
      <style:text-properties officeooo:rsid="03a1d9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1">***</text:span><text:span text:style-name="T3"> <text:s text:c="3"/></text:span><text:bookmark-start text:name="восточный коридор"/><text:span text:style-name="T4">восточный коридор</text:span><text:bookmark-end text:name="восточный коридор"/><text:span text:style-name="T4"> <text:s text:c="2"/></text:span><text:span text:style-name="T2">***</text:span></text:h>
      <text:p text:style-name="P2"/>
      <text:p text:style-name="P3"><text:span text:style-name="T5">В</text:span> густой тени исхода ночи начинала уже, понемногу, угадываться более сплочённая чернота <text:span text:style-name="T5">при</text:span>дорожной лесополосы. </text:p>
      <text:p text:style-name="P1">Машине эдакая автострада — высшая, поди, мера без права <text:span text:style-name="T5">переписки</text:span>, а моим двоим — неплоха. Путник в час одолевает пять километров, так нас в школе учили. </text:p>
      <text:p text:style-name="P1">До райцентра, по словам дяди, вёрст 15, не боле. Вышел я в пять с минутами. Автобус на Москву в девять. </text:p>
      <text:p text:style-name="P1">Йип-понский бог! Смачная, таки, штука — жить. </text:p>
      <text:p text:style-name="P1">Ветер попутный. Ветер дует прямо в спину, не пора ли к магазину? Не послать ли нам гонца… </text:p>
      <text:p text:style-name="P1">Эк тебя повело, полег<text:span text:style-name="T6">ч</text:span>е на поворотах, малый. А сухой закон? Запамятовал? «Дура лекс, сед лекс». <text:span text:style-name="T6">П</text:span>еревести? </text:p>
      <text:p text:style-name="P1">Не иссвольте беспокойисся, с латынью мы на «ты». </text:p>
      <text:p text:style-name="P1">Но так опуститься! Какая вульгарщина! Пошлость наинизкопробнейшая. Гонца. Винца. Фи! </text:p>
      <text:p text:style-name="P1">А чё? Народное творчество. Фольклёр. Безупречный ямб. </text:p>
      <text:p text:style-name="P1">Тебя бы ямбом этим да по вые, чтоб разбирал ямб от дактиля. </text:p>
      <text:p text:style-name="P1">Ха! Тоже мне эстет самоучка выискался. Без мотора. Гурман мохнорылый. Ямб, вишь, ему не по ндряву. Не угодно ль вашей милости хореев? Хариусов под хересом? </text:p>
      <text:p text:style-name="P1">М-да, хореи нынче захирели. Экология заела. Куда ни кинься —«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». Смело заводи красную книгу на всю изящную словесность. Не выживет. </text:p>
      <text:p text:style-name="P1"><text:span text:style-name="T7">Минули златые дни любимцев музы... </text:span>«Гнев, богиня, воспой Ахиллеса, Пелеева сына…» Ведь этой строчке гекзаметра одних лишь сносок с примечаниями надо квадратных метра два, чтоб люд, передовицами <text:span text:style-name="T6">вскормленный</text:span>, раскумекал: какого рожна хлюст энтот, Ахиллес, <text:span text:style-name="T6">клеится</text:span> к сынку звезды бразильского футбола. Тут и бумаги не напасёшься! А про рост благосостояния на чём тискать? </text:p>
      <text:p text:style-name="P1">И то правда, только жить-то хочется, а жить не с кем, вот и живёшь с кем попало. Оттого и тешится народ фольклёрщиной. И <text:span text:style-name="T6">пре</text:span>отменны<text:span text:style-name="T6">е</text:span>, заметьте, <text:span text:style-name="T6">сударь мой, </text:span>поделки встречаются, Взять хоть эту: «…последний раз, падлюги, спрашую — хто сказал на <text:span text:style-name="T8">Б</text:span>ога «рашпиль»?!.». </text:p>
      <text:p text:style-name="P1">В чуть белесой уже мгле безлюдья — сдержанное фырканье смешка. Наплыл и отстал ч<text:span text:style-name="T6">ё</text:span>рный сгусток деревца на обочине. </text:p>
      <text:p text:style-name="P1">Однако же и вышколили тебя. Кому здесь заоглядываться на беспричинный смех? </text:p>
      <text:p text:style-name="P1">«Иду и улыбаюсь сам себе, при мысли же «что встречные подумают?!» и вовсе хохочу.» </text:p>
      <text:p text:style-name="P1">Тоже народ нафольклёрил? </text:p>
      <text:p text:style-name="P1">Не, какой-то чех с поэтическим уклоном. </text:p>
      <text:p text:style-name="P1">А чехи не люди? Заколю! </text:p>
      <text:p text:style-name="P1">Смилуйся, о, Авраам! Пошарь в кусточках, авось разойдёмся красиво — и Яхве сытый, и сыночек целый. </text:p>
      <text:p text:style-name="P1">А если я — Тарас Бульба? </text:p>
      <text:p text:style-name="P1">Ну, это, разве что в засушенном виде. Из тебя казак, как из козы Робинзон Крузо. И больше так не скажи — куры засмеют. </text:p>
      <text:p text:style-name="P1">Эва! А говорили будто смех — монопольная собственность Хомы Сапи<text:span text:style-name="T6">е</text:span>нсова. </text:p>
      <text:p text:style-name="P1">Ну, в смысле физиологии, ясно: спазмы и поп<text:span text:style-name="T6">ё</text:span>рхивания жутко нужные здоровью. А в смысле смысла? Что за прибыль от этой монополии? </text:p>
      <text:p text:style-name="P1"><text:soft-page-break/>Помозгуем. Где смеются порядочные люди? В специально отведенных местах. В цирке, скажем, или… </text:p>
      <text:p text:style-name="P1">Правильно! Айда в кино! Комедия — предел всему! Фантоцци. Ух, даёт! </text:p>
      <text:p text:style-name="P1">Шмяк! Бряк! Шарах! Дзинь-буль-тресь-бздынь!! Пссс… </text:p>
      <text:p text:style-name="P1"><text:s/>Вот где смеху-то! Гы-гы-га! У-ю-гу-гу! Х-хо-хо! Иа-ха-ха! </text:p>
      <text:p text:style-name="P1">Только соседка моя, необъятная дама слева, ни гу-гу. </text:p>
      <text:p text:style-name="P1">Что такое? Вздремнула? Нет, глядит добросовестно, но молча. </text:p>
      <text:p text:style-name="P1">И снова человек на экране с разгону ахнулся лбом в столб. Зал грохнул дружным залпом. А ей хоть бы что — молчит! </text:p>
      <text:p text:style-name="P1">Но что это? Что? Подумать только! На незначительном эпизоде, где актёр, после очередной вздрючки, впяливается в костюм <text:span text:style-name="T8">на</text:span> пять раз<text:span text:style-name="T8">меров</text:span> больш<text:span text:style-name="T8">е</text:span> и публика почти не реагирует, <text:span text:style-name="T8">в</text:span> изнемож<text:span text:style-name="T8">ении</text:span> от предыдущих пароксизмов, из непомерных объёмов моей соседки выкатывается вдруг смех таких же габаритов. Ай, да комик! Однако, чем же он её пронял? </text:p>
      <text:p text:style-name="P1">И спрашивается теперь: отчего смеются люди? Ответствую — от страха. </text:p>
      <text:p text:style-name="P1">От страха? </text:p>
      <text:p text:style-name="P1">Именно! Ведь, что может быть женщине страшнее уродящей одежды? </text:p>
      <text:p text:style-name="P1">А вот когда у комика сорвалось вдруг седло с велосипеда и он с размаху насадился на трубку, что торчала там — в зале преобладало мужское гоготанье. Бабу, ведь, не испугаешь пустяковиной такой. </text:p>
      <text:p text:style-name="P1">Что ты плетёшь? Смех от страха! Когда страшно — бегут, а не смеются. К тому же, хитромудрия твои выведены из смеха нижайшего пошиба, а смеются, ведь, не только когда кто-то споткнулся-оскользнулся-растянулся-упал-в-канализацию; бывает же и над остротами смеются. Эпиграммы ещё есть. Да мало ли! </text:p>
      <text:p text:style-name="P1">Истинно, истинно говорю вам! Смех происходит от страха и есть просьбой и моленьем обращённым к неведомо кому, дабы не стряслось подобное с молящим, с тем, то есть, кто смеётся. У смеха вызванного изысканнейшими остротами та же подоплёка — страх. Здесь «ха-ха-ха» означает: «пусть надо мной так не пошутят».</text:p>
      <text:p text:style-name="P1"><text:span text:style-name="T7">А с</text:span>мех над <text:span text:style-name="T9">самим </text:span>собой — молитва: «да не угораздит меня боле». </text:p>
      <text:p text:style-name="P1">Они неразлучны — страх и смех. Скажи над чем смеёшься и я скажу чего боишься ты! </text:p>
      <text:p text:style-name="P1">Выходит, тот, кто никогда не смеётся, ничего не боится? </text:p>
      <text:p text:style-name="P1">Милостивый государь! Мы рассуждаем не об аномалиях, а про среднестатистического представителя класса позвоночных, отряда млекопитающих, вида ль, подвида ль, человекообразные с латинской кличкой «homo sapiens». Так что не пудрите нам мозги. </text:p>
      <text:p text:style-name="P1">Но тогда получается, что с помощью анекдотов можно узнавать… </text:p>
      <text:p text:style-name="P1">Ага! Доходит? Отлично. Идём дальше. А вот, кстати, и километровый столб. Ну-ка, что поведает? Нет, не разберу, темно ещё. </text:p>
      <text:p text:style-name="P1">Ну, и хрен с ним, пущай стоить. Не он первый, не он последний. Чего пристал к сиротке? Нужóн он тебе? Топаешь и топай своей дорогой. </text:p>
      <text:p text:style-name="P1">Ах, извините. Право слово — без умысла и подвохов. Ещё раз прощения просим. Счастливо оставаться… </text:p>
      <text:p text:style-name="P1">М-да… О чём это мы? Ах, ну, конечно: рассмотрение бессмертного вопроса классика: «над чем смеётесь?» Ответ — над тем, что боязно самим изведать. </text:p>
      <text:p text:style-name="P1">Что есть предтечей смеха? Правильно — улыбка. </text:p>
      <text:p text:style-name="P1">А улыбка это — что? Точно — это когда зубы скалят. </text:p>
      <text:p text:style-name="P1">Допустим, встретились мы с тобой на первых ступенях эволюционной лестницы. Я тебя не знаю, что ты за стегозавр, ты меня — не двояко, ли, я дышащее. Паспортов нам тогда ещё не <text:span text:style-name="T8">вы</text:span>давали. Ну, значит, встречаемся и первым делом — чего?.. Верно! Оскаливаемся. Дескать, гляди, ежели чего, так у меня — во какие. Усёк, откуда эти хиханьки да хаханьки? </text:p>
      <text:p text:style-name="P1"><text:soft-page-break/>В элементарной своей основе, смех есть средством самозащиты с гегелевски двойственной функцией: отпугнуть и отмолиться. </text:p>
      <text:p text:style-name="P1">Применяется, однако, не в случаях реальной опасности (тут уж не до смеха), а когда угроза эта мнимая, воображаемая. Не применяется при отсутствии угрозы или воображения, либо когда защищать уже нечего. </text:p>
      <text:p text:style-name="P1">Пользуясь монополией на вышеизложенное оружие, человек вскарабкался на верхушку той лестницы, где выдают паспорта и записывают желающих в секцию по борьбе самбо. </text:p>
      <text:p text:style-name="P1">Аминь. </text:p>
      <text:p text:style-name="P1">Ну, ты даёшь! Впору «эврика!» вопить и — галопом в бюро патентов. </text:p>
      <text:p text:style-name="P1">Зачем, чудак? Давно уж все вело<text:span text:style-name="T6">с</text:span>ипеды изобретены. Любая сверхновая мысля не раз уж копошилась в мозгах коль не жреца-халдея, так софиста-грека, средневекового алхимика, ацтека-узловяза, вещего брамина-ведоведа или тибетского мудреца. </text:p>
      <text:p text:style-name="P1">Все открытия и супергениальные идеи — не более, чем выражение иными символами, словами, старых истин. Неизменных, как смена времён года, фаз луны, дня и ночи. </text:p>
      <text:p text:style-name="P1">Каждый день нов и единственен, каждый день — повторение множества точно таких же дней. </text:p>
      <text:p text:style-name="P1">Красиво токуешь, голубчик. А можно вопрос из зала: гражданин управдом, а вы это хорошо прицепили? </text:p>
      <text:p text:style-name="P1">Не бойся, нашаван, не сорвёшь! Или есть резонное «но»? </text:p>
      <text:p text:style-name="P1">Умгу, естя маненько. Куда вы — в своей системе — впишете улыбку двухмесячного младенца? Он-то с какого-такого перепугу лыбится навстречу своей маменьке, неньке, матерке или кто уж там у него есть? Похоже, эта беззубая улыбочка отправляет все ваши умствования прямиком псу под хвост. Не так ли, мистер бриллиантовый козлик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29:29.449513155</meta:creation-date>
    <dc:date>2017-03-03T17:29:36.758809570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63" meta:word-count="1128" meta:character-count="7510" meta:non-whitespace-character-count="6349"/>
    <meta:generator>LibreOffice/4.3.3.2$Linux_x86 LibreOffice_project/430m0$Build-2</meta:generator>
  </office:meta>
</office:document-meta>
</file>